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thony : J'ai été assez impliqué et motivé par ce projet de groupe. En tant que chef du projet, j'ai beaucoup appris en ce qui est d'organiser et de gérer un projet, de l'idée à l'élaboration d'un cahier des charges, à la répartition des tâches jusqu'à la finalisation du projet, mais aussi en qui est de motiver les autres membres du groupe pour être le plus efficace possible. Au final, le retour m'a été positif, puisqu'on a fini le projet dans les temps, en ayant eu dès le début un mois de retard parce que le groupe c'était formé tardivement. J'ai trouvé que pour un groupe fait au début pas vraiment par affinités, on a réussi à la fin à créer un groupe très soudé. Au niveau scientifique, j'en ai appris davantage en programmation en C, notamment dans l'utilisation des API , des fichiers et de la 3D. Je garde donc une bonne appréciation de ce projet de groupe, pour ce qui est des apports scientifiques et des apports de g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9M24S</meta:editing-duration>
    <meta:editing-cycles>3</meta:editing-cycles>
    <meta:generator>OpenOffice.org/3.1$Win32 OpenOffice.org_project/310m19$Build-9420</meta:generator>
    <dc:date>2011-05-24T01:44:48.53</dc:date>
    <meta:document-statistic meta:table-count="0" meta:image-count="0" meta:object-count="0" meta:page-count="1" meta:paragraph-count="1" meta:word-count="171" meta:character-count="940"/>
    <meta:user-defined meta:name="Info 1"/>
    <meta:user-defined meta:name="Info 2"/>
    <meta:user-defined meta:name="Info 3"/>
    <meta:user-defined meta:name="Info 4"/>
  </office:meta>
</office:document-meta>
</file>